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7.1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@ scenario ti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@ scenario ti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@ scenario tit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 scenario tit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 scenario title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6.0.5.2$Linux_X86_64 LibreOffice_project/</meta:generator>
  </office:meta>
</office:document-meta>
</file>